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1A00000463EBBD15CF.png" manifest:media-type="image/png"/>
  <manifest:file-entry manifest:full-path="Pictures/10003E7100005210000074113A0729D4.pdf" manifest:media-type="application/pdf"/>
  <manifest:file-entry manifest:full-path="Pictures/100000010000038E0000022510DA4DF8.png" manifest:media-type="image/png"/>
  <manifest:file-entry manifest:full-path="Pictures/100274D90002C4FC0001ABBC69B172BF.svg" manifest:media-type="image/svg+xml"/>
  <manifest:file-entry manifest:full-path="Pictures/1002F0ED0002385C00018C7CBAA6950D.svg" manifest:media-type="image/svg+xml"/>
  <manifest:file-entry manifest:full-path="Pictures/100000010000034F0000024F2023F085.png" manifest:media-type="image/png"/>
  <manifest:file-entry manifest:full-path="Pictures/10000001000003A20000021A93525F24.png" manifest:media-type="image/png"/>
  <manifest:file-entry manifest:full-path="Pictures/100373A80002E43C0001ABBCBE231C8B.svg" manifest:media-type="image/svg+xml"/>
  <manifest:file-entry manifest:full-path="Pictures/100000000000078000000438531C45F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093b" officeooo:paragraph-rsid="0019093b"/>
    </style:style>
    <style:style style:name="P2" style:family="paragraph" style:parent-style-name="Standard">
      <style:text-properties fo:font-weight="bold" officeooo:rsid="0019093b" officeooo:paragraph-rsid="0019093b" style:font-weight-asian="bold" style:font-weight-complex="bold"/>
    </style:style>
    <style:style style:name="P3" style:family="paragraph" style:parent-style-name="Standard">
      <style:paragraph-properties fo:break-before="page"/>
      <style:text-properties fo:font-weight="bold" officeooo:rsid="0019093b" officeooo:paragraph-rsid="0019093b" style:font-weight-asian="bold" style:font-weight-complex="bold"/>
    </style:style>
    <style:style style:name="P4" style:family="paragraph" style:parent-style-name="Standard">
      <style:text-properties style:text-position="super 58%" officeooo:rsid="0019093b" officeooo:paragraph-rsid="0019093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3D Ansicht</text:p>
      <text:p text:style-name="P2"/>
      <text:p text:style-name="P4"><draw:frame draw:style-name="fr1" draw:name="Bild1" text:anchor-type="char" svg:width="17cm" svg:height="9.562cm" draw:z-index="0"><draw:image xlink:href="Pictures/100000000000078000000438531C45F8.png" xlink:type="simple" xlink:show="embed" xlink:actuate="onLoad" draw:mime-type="image/png"/></draw:frame></text:p>
      <text:p text:style-name="P1"/>
      <text:p text:style-name="P2">Ansicht</text:p>
      <text:p text:style-name="P2"/>
      <text:p text:style-name="P1"><draw:frame draw:style-name="fr2" draw:name="Bild2" text:anchor-type="char" svg:width="17cm" svg:height="9.823cm" draw:z-index="1"><draw:image xlink:href="Pictures/100373A80002E43C0001ABBCBE231C8B.svg" xlink:type="simple" xlink:show="embed" xlink:actuate="onLoad" draw:mime-type="image/svg+xml"/><draw:image xlink:href="Pictures/10000001000003A20000021A93525F24.png" xlink:type="simple" xlink:show="embed" xlink:actuate="onLoad" draw:mime-type="image/png"/></draw:frame></text:p>
      <text:p text:style-name="P1"/>
      <text:p text:style-name="P1"/>
      <text:p text:style-name="P3">Seitenansicht</text:p>
      <text:p text:style-name="P2"/>
      <text:p text:style-name="P1"><draw:frame draw:style-name="fr1" draw:name="Bild3" text:anchor-type="char" svg:width="17cm" svg:height="11.859cm" draw:z-index="2"><draw:image xlink:href="Pictures/1002F0ED0002385C00018C7CBAA6950D.svg" xlink:type="simple" xlink:show="embed" xlink:actuate="onLoad" draw:mime-type="image/svg+xml"/><draw:image xlink:href="Pictures/100000010000034F0000024F2023F085.png" xlink:type="simple" xlink:show="embed" xlink:actuate="onLoad" draw:mime-type="image/png"/></draw:frame></text:p>
      <text:p text:style-name="P1"/>
      <text:p text:style-name="P1"/>
      <text:p text:style-name="P3">Draufsicht</text:p>
      <text:p text:style-name="P2"/>
      <text:p text:style-name="P1"><draw:frame draw:style-name="fr1" draw:name="Bild4" text:anchor-type="char" svg:width="17cm" svg:height="10.255cm" draw:z-index="3"><draw:image xlink:href="Pictures/100274D90002C4FC0001ABBC69B172BF.svg" xlink:type="simple" xlink:show="embed" xlink:actuate="onLoad" draw:mime-type="image/svg+xml"/><draw:image xlink:href="Pictures/100000010000038E0000022510DA4DF8.png" xlink:type="simple" xlink:show="embed" xlink:actuate="onLoad" draw:mime-type="image/png"/></draw:frame></text:p>
      <text:p text:style-name="P1"/>
      <text:p text:style-name="P3">Stückliste</text:p>
      <text:p text:style-name="P1"><draw:frame draw:style-name="fr1" draw:name="Bild5" text:anchor-type="char" svg:width="17cm" svg:height="24.044cm" draw:z-index="4"><draw:image xlink:href="Pictures/10003E7100005210000074113A0729D4.pdf" xlink:type="simple" xlink:show="embed" xlink:actuate="onLoad" draw:mime-type="application/pdf"/><draw:image xlink:href="Pictures/100000010000031A00000463EBBD15C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0T09:38:01.416520119</meta:creation-date>
    <dc:date>2024-05-20T19:51:11.226324026</dc:date>
    <meta:editing-duration>PT10H11M10S</meta:editing-duration>
    <meta:editing-cycles>4</meta:editing-cycles>
    <meta:generator>LibreOffice/24.2.3.2$Linux_X86_64 LibreOffice_project/433d9c2ded56988e8a90e6b2e771ee4e6a5ab2ba</meta:generator>
    <meta:document-statistic meta:table-count="0" meta:image-count="5" meta:object-count="0" meta:page-count="4" meta:paragraph-count="5" meta:word-count="6" meta:character-count="50" meta:non-whitespace-character-count="49"/>
  </office:meta>
</office:document-meta>
</file>